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f0c" officeooo:paragraph-rsid="000d9f0c"/>
    </style:style>
    <style:style style:name="P2" style:family="paragraph" style:parent-style-name="Standard">
      <style:text-properties fo:font-style="normal" officeooo:rsid="000d9f0c" officeooo:paragraph-rsid="000d9f0c" style:font-style-asian="normal" style:font-style-complex="normal"/>
    </style:style>
    <style:style style:name="P3" style:family="paragraph" style:parent-style-name="Standard">
      <style:text-properties officeooo:paragraph-rsid="0010c62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9f0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该文档提供各系统局域网yum/apt/zypper 源配置</text:p>
      <text:p text:style-name="P1">Centos6 </text:p>
      <text:p text:style-name="P1">vi /<text:span text:style-name="T1">etc</text:span><text:span text:style-name="T2">/yum.repos.d/local.repo</text:span></text:p>
      <text:p text:style-name="P2">[local]</text:p>
      <text:p text:style-name="P2">name=local</text:p>
      <text:p text:style-name="P3"><text:span text:style-name="T3">baseurl=</text:span><text:a xlink:type="simple" xlink:href="http://10.15.5.209/Images/" text:style-name="Internet_20_link" text:visited-style-name="Visited_20_Internet_20_Link">http://10.15.5.209/Images</text:a><text:span text:style-name="T3">/centos6</text:span></text:p>
      <text:p text:style-name="P2">gpgcheck=0</text:p>
      <text:p text:style-name="P2">enable=1</text:p>
      <text:p text:style-name="P2">:wq（保存退出）</text:p>
      <text:p text:style-name="P2">yum repolist </text:p>
      <text:p text:style-name="P2"/>
      <text:p text:style-name="P1">Centos7 </text:p>
      <text:p text:style-name="P1">vi /<text:span text:style-name="T1">etc</text:span><text:span text:style-name="T2">/yum.repos.d/local.repo</text:span></text:p>
      <text:p text:style-name="P2">[local]</text:p>
      <text:p text:style-name="P2">name=local</text:p>
      <text:p text:style-name="P3"><text:span text:style-name="T3">baseurl=</text:span><text:a xlink:type="simple" xlink:href="http://10.15.5.209/Images/" text:style-name="Internet_20_link" text:visited-style-name="Visited_20_Internet_20_Link">http://10.15.5.209/Images/</text:a><text:span text:style-name="T3">centos7</text:span></text:p>
      <text:p text:style-name="P2">gpgcheck=0</text:p>
      <text:p text:style-name="P2">enable=1</text:p>
      <text:p text:style-name="P2">:wq（保存退出）</text:p>
      <text:p text:style-name="P2">yum repolist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42:57.935396568</meta:creation-date>
    <dc:date>2020-09-01T13:15:47.472353164</dc:date>
    <meta:editing-duration>PT6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49" meta:character-count="301" meta:non-whitespace-character-count="292"/>
  </office:meta>
</office:document-meta>
</file>